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1C70000010B360DC32A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5cm" svg:height="9.418cm" svg:x="2.27cm" svg:y="1.635cm">
          <draw:image xlink:href="Pictures/20000002000001C70000010B360DC32A.eps" xlink:type="simple" xlink:show="embed" xlink:actuate="onLoad">
            <text:p/>
          </draw:image>
        </draw:frame>
        <draw:custom-shape draw:style-name="gr2" draw:text-style-name="P2" draw:layer="layout" svg:width="2.54cm" svg:height="1.27cm" svg:x="2.27cm" svg:y="6.08cm">
          <text:p text:style-name="P2">Spring</text:p>
          <draw:enhanced-geometry svg:viewBox="0 0 21600 21600" draw:text-areas="800 800 20800 20800" draw:type="round-rectangular-callout" draw:modifiers="32931.2868949233 14037.4508261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4cm" svg:height="1.27cm" svg:x="3.54cm" svg:y="4.81cm">
          <text:p text:style-name="P2">Brush</text:p>
          <draw:enhanced-geometry svg:viewBox="0 0 21600 21600" draw:text-areas="800 800 20800 20800" draw:type="round-rectangular-callout" draw:modifiers="34835.4191263282 31048.9378442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4cm" svg:height="1.27cm" svg:x="8.62cm" svg:y="9.255cm">
          <text:p text:style-name="P2">Commutator</text:p>
          <draw:enhanced-geometry svg:viewBox="0 0 21600 21600" draw:text-areas="800 800 20800 20800" draw:type="round-rectangular-callout" draw:modifiers="-5423.37662337662 -18574.9803304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lake Hannaford</meta:initial-creator>
    <meta:creation-date>2010-06-18T13:54:04</meta:creation-date>
    <dc:date>2010-06-18T14:00:48</dc:date>
    <dc:creator>Blake Hannaford</dc:creator>
    <meta:editing-duration>PT00H06M44S</meta:editing-duration>
    <meta:editing-cycles>2</meta:editing-cycles>
    <meta:generator>OpenOffice.org/3.2$Unix OpenOffice.org_project/320m12$Build-9483</meta:generator>
    <meta:document-statistic meta:object-count="4"/>
  </office:meta>
</office:document-meta>
</file>